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4fd4a" officeooo:paragraph-rsid="0004fd4a"/>
    </style:style>
    <style:style style:name="P2" style:family="paragraph" style:parent-style-name="Standard">
      <style:text-properties fo:language="fr" fo:country="FR" officeooo:rsid="0004fd4a" officeooo:paragraph-rsid="0021569d"/>
    </style:style>
    <style:style style:name="P3" style:family="paragraph" style:parent-style-name="Standard">
      <style:text-properties fo:language="fr" fo:country="FR" style:text-underline-style="none" officeooo:rsid="0004fd4a" officeooo:paragraph-rsid="0004fd4a"/>
    </style:style>
    <style:style style:name="P4" style:family="paragraph" style:parent-style-name="Standard">
      <style:text-properties fo:language="fr" fo:country="FR" style:text-underline-style="none" officeooo:rsid="0004fd4a" officeooo:paragraph-rsid="000dc606"/>
    </style:style>
    <style:style style:name="P5" style:family="paragraph" style:parent-style-name="Standard">
      <style:text-properties fo:language="fr" fo:country="FR" style:text-underline-style="none" officeooo:rsid="0004fd4a" officeooo:paragraph-rsid="000de6b6"/>
    </style:style>
    <style:style style:name="P6" style:family="paragraph" style:parent-style-name="Standard">
      <style:text-properties fo:language="fr" fo:country="FR" style:text-underline-style="none" fo:font-weight="bold" officeooo:rsid="0005f6c0" officeooo:paragraph-rsid="0005f6c0" style:font-weight-asian="bold" style:font-weight-complex="bold"/>
    </style:style>
    <style:style style:name="P7" style:family="paragraph" style:parent-style-name="Standard">
      <style:text-properties fo:language="fr" fo:country="FR" style:text-underline-style="none" fo:font-weight="bold" officeooo:rsid="0005f6c0" officeooo:paragraph-rsid="0025c74b" style:font-weight-asian="bold" style:font-weight-complex="bold"/>
    </style:style>
    <style:style style:name="P8" style:family="paragraph" style:parent-style-name="Standard">
      <style:text-properties fo:language="fr" fo:country="FR" style:text-underline-style="none" fo:font-weight="bold" officeooo:rsid="000d308d" officeooo:paragraph-rsid="000d308d" style:font-weight-asian="bold" style:font-weight-complex="bold"/>
    </style:style>
    <style:style style:name="P9" style:family="paragraph" style:parent-style-name="Standard">
      <style:text-properties fo:language="fr" fo:country="FR" style:text-underline-style="none" fo:font-weight="normal" officeooo:rsid="0005f6c0" officeooo:paragraph-rsid="0005f6c0" style:font-weight-asian="normal" style:font-weight-complex="normal"/>
    </style:style>
    <style:style style:name="P10" style:family="paragraph" style:parent-style-name="Standard">
      <style:text-properties fo:language="fr" fo:country="FR" style:text-underline-style="solid" style:text-underline-width="auto" style:text-underline-color="font-color" officeooo:rsid="0004fd4a" officeooo:paragraph-rsid="0004fd4a"/>
    </style:style>
    <style:style style:name="P11" style:family="paragraph" style:parent-style-name="Standard">
      <style:text-properties fo:language="fr" fo:country="FR" style:text-underline-style="solid" style:text-underline-width="auto" style:text-underline-color="font-color" officeooo:rsid="001da578" officeooo:paragraph-rsid="0004fd4a"/>
    </style:style>
    <style:style style:name="P12" style:family="paragraph" style:parent-style-name="Standard">
      <style:text-properties fo:language="fr" fo:country="FR" fo:font-style="normal" style:text-underline-style="none" fo:font-weight="bold" officeooo:rsid="001da578" officeooo:paragraph-rsid="0028cc99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language="fr" fo:country="FR" style:text-underline-style="none" officeooo:rsid="0004fd4a" officeooo:paragraph-rsid="0004fd4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b51f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5f6c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23016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0d3582"/>
    </style:style>
    <style:style style:name="T7" style:family="text">
      <style:text-properties style:text-underline-style="solid" style:text-underline-width="auto" style:text-underline-color="font-color" officeooo:rsid="001dd6cc"/>
    </style:style>
    <style:style style:name="T8" style:family="text">
      <style:text-properties style:text-underline-style="solid" style:text-underline-width="auto" style:text-underline-color="font-color" officeooo:rsid="002bdef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05f6c0"/>
    </style:style>
    <style:style style:name="T12" style:family="text">
      <style:text-properties style:text-underline-style="none" officeooo:rsid="0010e557"/>
    </style:style>
    <style:style style:name="T13" style:family="text">
      <style:text-properties style:text-underline-style="none" officeooo:rsid="00135719"/>
    </style:style>
    <style:style style:name="T14" style:family="text">
      <style:text-properties style:text-underline-style="none" officeooo:rsid="00198a42"/>
    </style:style>
    <style:style style:name="T15" style:family="text">
      <style:text-properties style:text-underline-style="none" officeooo:rsid="0021569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d6cc" style:font-weight-asian="bold" style:font-weight-complex="bold"/>
    </style:style>
    <style:style style:name="T18" style:family="text">
      <style:text-properties fo:font-weight="bold" officeooo:rsid="00283752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de6b6" style:font-weight-asian="normal" style:font-weight-complex="normal"/>
    </style:style>
    <style:style style:name="T21" style:family="text">
      <style:text-properties fo:font-weight="normal" officeooo:rsid="0005f6c0" style:font-weight-asian="normal" style:font-weight-complex="normal"/>
    </style:style>
    <style:style style:name="T22" style:family="text">
      <style:text-properties fo:font-weight="normal" officeooo:rsid="0023e717" style:font-weight-asian="normal" style:font-weight-complex="normal"/>
    </style:style>
    <style:style style:name="T23" style:family="text">
      <style:text-properties fo:font-weight="normal" officeooo:rsid="00278998" style:font-weight-asian="normal" style:font-weight-complex="normal"/>
    </style:style>
    <style:style style:name="T24" style:family="text">
      <style:text-properties fo:font-weight="normal" officeooo:rsid="00287867" style:font-weight-asian="normal" style:font-weight-complex="normal"/>
    </style:style>
    <style:style style:name="T25" style:family="text">
      <style:text-properties officeooo:rsid="000d3582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1dd6cc"/>
    </style:style>
    <style:style style:name="T29" style:family="text">
      <style:text-properties officeooo:rsid="002a5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Service</text:span>(<text:span text:style-name="T1">Code_Service,</text:span><text:span text:style-name="T9"> Nom, Num_Tel)</text:span></text:p>
      <text:p text:style-name="P3"/>
      <text:p text:style-name="P2"><text:span text:style-name="T10">Salle</text:span><text:span text:style-name="T9">(</text:span><text:span text:style-name="T1">Num_Salle</text:span><text:span text:style-name="T9">, </text:span><text:span text:style-name="T1">Code_Service</text:span><text:span text:style-name="T9">*, Volume, Taux_occupation</text:span><text:span text:style-name="T15">)</text:span></text:p>
      <text:p text:style-name="P3"/>
      <text:p text:style-name="P1"><text:span text:style-name="T10">Personnel</text:span><text:span text:style-name="T9">(</text:span><text:span text:style-name="T1">Num_INSEE,</text:span><text:span text:style-name="T9"> Prenom, Nom, Adresse, Profession, </text:span><text:span text:style-name="T13">SuperNum_INSEE*</text:span><text:span text:style-name="T9">)</text:span></text:p>
      <text:p text:style-name="P8">Affectation<text:span text:style-name="T19">(</text:span><text:span text:style-name="T2">Num_INSEE</text:span><text:span text:style-name="T19">*, </text:span><text:span text:style-name="T2">code_service</text:span><text:span text:style-name="T19">*)</text:span></text:p>
      <text:p text:style-name="P1"><text:span text:style-name="T10">Tel_Personnel</text:span><text:span text:style-name="T9">(</text:span><text:span text:style-name="T1">Num_Tel</text:span><text:span text:style-name="T9">, </text:span><text:span text:style-name="T1">Num_INSEE</text:span><text:span text:style-name="T9">*</text:span><text:span text:style-name="T1">)</text:span></text:p>
      <text:p text:style-name="P10"/>
      <text:p text:style-name="P1"><text:span text:style-name="T10">Patient</text:span><text:span text:style-name="T9">(</text:span><text:span text:style-name="T1">Num_INSEE,</text:span><text:span text:style-name="T9"> Prenom, Nom, Adresse</text:span><text:span text:style-name="T11">, Num_Pers</text:span><text:span text:style-name="T12">Hos</text:span><text:span text:style-name="T14">p</text:span><text:span text:style-name="T11">*</text:span><text:span text:style-name="T9">)</text:span></text:p>
      <text:p text:style-name="P3"><text:span text:style-name="T18">T</text:span><text:span text:style-name="T16">el_Patient</text:span>(<text:span text:style-name="T1">Num_Tel</text:span>, <text:span text:style-name="T1">Num_INSEE</text:span>*)</text:p>
      <text:p text:style-name="P3"/>
      <text:p text:style-name="P5"><text:span text:style-name="T17">Visite</text:span>(<text:span text:style-name="T1">Num_INSEE</text:span>*,<text:span text:style-name="T6">Num_</text:span><text:span text:style-name="T8">p</text:span><text:span text:style-name="T6">atho</text:span><text:span text:style-name="T25">*, </text:span><text:span text:style-name="T7">Code_Service</text:span><text:span text:style-name="T28">*</text:span><text:span text:style-name="T25">,</text:span><text:span text:style-name="T28">D</text:span>ate_<text:span text:style-name="T29">a</text:span>rrivee, <text:span text:style-name="T28">D</text:span>ate_<text:span text:style-name="T29">sortie</text:span>)</text:p>
      <text:p text:style-name="P4"/>
      <text:p text:style-name="P6">Pathologie<text:span text:style-name="T19">(</text:span><text:span text:style-name="T2">Num_Patho</text:span><text:span text:style-name="T19">, Nom, Code_Service*)</text:span></text:p>
      <text:p text:style-name="P9"/>
      <text:p text:style-name="P7">Soin<text:span text:style-name="T19">(</text:span><text:span text:style-name="T2">Nom_</text:span><text:span text:style-name="T3">s</text:span><text:span text:style-name="T2">oin</text:span><text:span text:style-name="T19">, </text:span><text:span text:style-name="T27">Num_Patho</text:span><text:span text:style-name="T26">*</text:span><text:span text:style-name="T19">)</text:span></text:p>
      <text:p text:style-name="P11"/>
      <text:p text:style-name="P12">Intervention<text:span text:style-name="T19">(</text:span><text:span text:style-name="T5">Num_Inter</text:span><text:span text:style-name="T19">, </text:span><text:span text:style-name="T2">Nom_Soin</text:span><text:span text:style-name="T19">*, </text:span><text:span text:style-name="T4">Num_Patho</text:span><text:span text:style-name="T21">*</text:span><text:span text:style-name="T19">,</text:span><text:span text:style-name="T22">Code_Service*</text:span><text:span text:style-name="T19">, </text:span><text:span text:style-name="T21">Num_Salle*, Num_</text:span><text:span text:style-name="T24">pat</text:span><text:span text:style-name="T21">*, Num_</text:span><text:span text:style-name="T24">persh</text:span><text:span text:style-name="T21">*, <text:s/>Date_Inter, </text:span><text:span text:style-name="T23">cout, </text:span><text:span text:style-name="T21">resultat</text:span><text:span text:style-name="T19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17T22:58:39.846000000</dc:date>
    <meta:editing-duration>PT12H52M10S</meta:editing-duration>
    <meta:editing-cycles>29</meta:editing-cycles>
    <meta:document-statistic meta:table-count="0" meta:image-count="0" meta:object-count="0" meta:page-count="1" meta:paragraph-count="11" meta:word-count="41" meta:character-count="581" meta:non-whitespace-character-count="550"/>
  </office:meta>
</office:document-meta>
</file>